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6935" officeooo:paragraph-rsid="000e6935"/>
    </style:style>
    <style:style style:name="P2" style:family="paragraph" style:parent-style-name="Standard">
      <style:text-properties style:font-name="Arial" fo:font-size="14pt" fo:font-weight="bold" officeooo:rsid="000e6935" officeooo:paragraph-rsid="000e693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 El trabajador por cuenta propia/ajena</text:p>
      <text:p text:style-name="P1">1) b</text:p>
      <text:p text:style-name="P1">2) c</text:p>
      <text:p text:style-name="P1"/>
      <text:p text:style-name="P2">B) Requisitos y teorías del empresario</text:p>
      <text:p text:style-name="P1">3) b</text:p>
      <text:p text:style-name="P1">4) c</text:p>
      <text:p text:style-name="P1">5) b</text:p>
      <text:p text:style-name="P1">6) b</text:p>
      <text:p text:style-name="P1"/>
      <text:p text:style-name="P2">C) El emprendedor</text:p>
      <text:p text:style-name="P1">7) b</text:p>
      <text:p text:style-name="P1">8) </text:p>
      <text:p text:style-name="P1"/>
      <text:p text:style-name="P2">D) La idea de negocio</text:p>
      <text:p text:style-name="P1">9) </text:p>
      <text:p text:style-name="P1">10) 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5:35:04.758000000</meta:creation-date>
    <dc:date>2019-10-06T15:49:08.332000000</dc:date>
    <meta:editing-duration>PT15M14S</meta:editing-duration>
    <meta:editing-cycles>1</meta:editing-cycles>
    <meta:document-statistic meta:table-count="0" meta:image-count="0" meta:object-count="0" meta:page-count="1" meta:paragraph-count="14" meta:word-count="38" meta:character-count="155" meta:non-whitespace-character-count="129"/>
    <meta:generator>LibreOffice/5.1.2.2$Windows_x86 LibreOffice_project/d3bf12ecb743fc0d20e0be0c58ca359301eb705f</meta:generator>
  </office:meta>
</office:document-meta>
</file>